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00813d" officeooo:paragraph-rsid="0000813d" style:font-size-asian="10.5pt" style:font-size-complex="12pt"/>
    </style:style>
    <style:style style:name="P2" style:family="paragraph" style:parent-style-name="Preformatted_20_Text">
      <style:text-properties fo:font-size="12pt" officeooo:rsid="0000813d" officeooo:paragraph-rsid="0000be43" style:font-size-asian="10.5pt" style:font-size-complex="12pt"/>
    </style:style>
    <style:style style:name="P3" style:family="paragraph" style:parent-style-name="Preformatted_20_Text">
      <style:text-properties fo:font-size="12pt" officeooo:rsid="0000be43" officeooo:paragraph-rsid="0000be43" style:font-size-asian="10.5pt" style:font-size-complex="12pt"/>
    </style:style>
    <style:style style:name="P4" style:family="paragraph" style:parent-style-name="Preformatted_20_Text" style:list-style-name="L1">
      <style:text-properties fo:font-size="12pt" officeooo:rsid="0000be43" officeooo:paragraph-rsid="0000be43" style:font-size-asian="10.5pt" style:font-size-complex="12pt"/>
    </style:style>
    <style:style style:name="P5" style:family="paragraph" style:parent-style-name="Preformatted_20_Text">
      <style:text-properties fo:font-size="18pt" fo:font-weight="bold" officeooo:rsid="0000813d" officeooo:paragraph-rsid="0000813d" style:font-size-asian="15.75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weight="bold" officeooo:rsid="0000be43" officeooo:paragraph-rsid="0000be43" style:font-size-asian="15.75pt" style:font-weight-asian="bold" style:font-size-complex="18pt" style:font-weight-complex="bold"/>
    </style:style>
    <style:style style:name="P7" style:family="paragraph" style:parent-style-name="Preformatted_20_Text" style:list-style-name="L2">
      <style:text-properties officeooo:paragraph-rsid="0000be43"/>
    </style:style>
    <style:style style:name="T1" style:family="text">
      <style:text-properties fo:font-size="12pt" officeooo:rsid="0000813d" style:font-size-asian="10.5pt" style:font-size-complex="12pt"/>
    </style:style>
    <style:style style:name="T2" style:family="text">
      <style:text-properties fo:font-size="12pt" officeooo:rsid="0000be43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chnology Inventory</text:p>
      <text:p text:style-name="P1"/>
      <text:p text:style-name="P1">This program is designed for IT administrators of small-midsize businesses, schools, &amp; colleges to create an inventory of the devices being used and if any of these need servicing. <text:s/>This does not track ongoing servicing done or what needs to be serviced. <text:s/>This would be better addressed with another program. <text:s/>This program also stores the serial number of the device, along with the room/office currently located.</text:p>
      <text:p text:style-name="P1"/>
      <text:p text:style-name="P3">The two main scripts in this program are:</text:p>
      <text:list xml:id="list3086782122" text:style-name="L1">
        <text:list-item>
          <text:p text:style-name="P4">Technology_Inventory_Final.py</text:p>
        </text:list-item>
        <text:list-item>
          <text:p text:style-name="P4">technology_class.py</text:p>
        </text:list-item>
      </text:list>
      <text:p text:style-name="Preformatted_20_Text"/>
      <text:p text:style-name="Preformatted_20_Text"/>
      <text:p text:style-name="P6">Requirements</text:p>
      <text:p text:style-name="P2"/>
      <text:list xml:id="list872515291" text:style-name="L2">
        <text:list-item>
          <text:p text:style-name="P7"><text:span text:style-name="T2">python (3.4+)</text:span><text:span text:style-name="T1">This pr</text:span></text:p>
        </text:list-item>
      </text:list>
      <text:p text:style-name="Preformatted_20_Text">#Text file describing how a user should interact with your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00:50:31.562785229</dc:date>
    <meta:editing-duration>PT7M35S</meta:editing-duration>
    <meta:editing-cycles>1</meta:editing-cycles>
    <meta:document-statistic meta:table-count="0" meta:image-count="0" meta:object-count="0" meta:page-count="1" meta:paragraph-count="8" meta:word-count="96" meta:character-count="624" meta:non-whitespace-character-count="536"/>
    <meta:generator>LibreOffice/6.0.7.3$Linux_X86_64 LibreOffice_project/00m0$Build-3</meta:generator>
  </office:meta>
</office:document-meta>
</file>